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color="#800000" fo:language="ru" fo:country="RU" fo:font-style="italic" fo:font-weight="normal" fo:background-color="transparent" style:font-style-asian="italic" style:font-weight-asian="normal" style:font-style-complex="italic" style:font-weight-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cm" fo:margin-right="0cm" fo:text-align="justify" style:justify-single-word="false" fo:text-indent="0.499cm" style:auto-text-indent="false"/>
      <style:text-properties fo:language="ru" fo:country="RU"/>
    </style:style>
    <style:style style:name="P10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10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text-properties fo:language="ru" fo:country="RU"/>
    </style:style>
    <style:style style:name="P110" style:family="paragraph" style:parent-style-name="Text_20_body">
      <style:paragraph-properties fo:text-align="justify" style:justify-single-word="false"/>
      <style:text-properties fo:language="ru" fo:country="RU"/>
    </style:style>
    <style:style style:name="P111" style:family="paragraph" style:parent-style-name="Text_20_body">
      <style:text-properties fo:language="en" fo:country="US"/>
    </style:style>
    <style:style style:name="P112" style:family="paragraph" style:parent-style-name="Text_20_body">
      <style:paragraph-properties fo:background-color="#eeeeee">
        <style:background-image/>
      </style:paragraph-properties>
    </style:style>
    <style:style style:name="P113" style:family="paragraph" style:parent-style-name="Text_20_body">
      <style:paragraph-properties fo:background-color="#eeeeee">
        <style:background-image/>
      </style:paragraph-properties>
      <style:text-properties fo:language="ru" fo:country="RU"/>
    </style:style>
    <style:style style:name="P114" style:family="paragraph" style:parent-style-name="Text_20_body">
      <style:paragraph-properties fo:text-align="justify" style:justify-single-word="false" fo:background-color="#eeeeee">
        <style:background-image/>
      </style:paragraph-properties>
      <style:text-properties fo:language="ru" fo:country="RU"/>
    </style:style>
    <style:style style:name="P115" style:family="paragraph" style:parent-style-name="Text_20_body">
      <style:paragraph-properties fo:background-color="#eeeeee">
        <style:background-image/>
      </style:paragraph-properties>
      <style:text-properties fo:language="en" fo:country="US"/>
    </style:style>
    <style:style style:name="P116" style:family="paragraph" style:parent-style-name="First_20_line_20_indent">
      <style:paragraph-properties fo:background-color="#eeeeee">
        <style:background-image/>
      </style:paragraph-properties>
      <style:text-properties fo:language="ru" fo:country="RU"/>
    </style:style>
    <style:style style:name="P11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8" style:family="paragraph" style:parent-style-name="Text_20_body">
      <style:paragraph-properties fo:margin-left="0cm" fo:margin-right="0cm" fo:text-align="justify"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0" style:family="paragraph" style:parent-style-name="Text_20_body">
      <style:paragraph-properties fo:margin-left="0cm" fo:margin-right="0cm" fo:text-align="center" style:justify-single-word="false" fo:text-indent="0cm" style:auto-text-indent="false"/>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2" style:family="paragraph" style:parent-style-name="Footnote">
      <style:paragraph-properties fo:margin-left="0cm" fo:margin-right="0cm" fo:text-indent="0cm" style:auto-text-indent="false"/>
      <style:text-properties fo:language="en" fo:country="US"/>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4" style:family="paragraph" style:parent-style-name="Standard">
      <style:text-properties fo:font-style="italic" style:font-style-asian="italic" style:font-style-complex="italic"/>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1">
      <style:paragraph-properties fo:background-color="#eeeeee">
        <style:background-image/>
      </style:paragraph-properties>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style:paragraph-properties fo:text-align="justify" style:justify-single-word="false"/>
    </style:style>
    <style:style style:name="P150" style:family="paragraph" style:parent-style-name="Heading_20_2">
      <style:paragraph-properties fo:background-color="#eeeeee">
        <style:background-image/>
      </style:paragraph-properties>
    </style:style>
    <style:style style:name="P151" style:family="paragraph" style:parent-style-name="Heading_20_2">
      <style:paragraph-properties fo:background-color="#eeeeee">
        <style:background-image/>
      </style:paragraph-properties>
      <style:text-properties fo:language="ru" fo:country="RU"/>
    </style:style>
    <style:style style:name="P15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3" style:family="paragraph" style:parent-style-name="Text_20_body" style:list-style-name="L1">
      <style:paragraph-properties fo:text-align="justify" style:justify-single-word="false"/>
    </style:style>
    <style:style style:name="P154" style:family="paragraph" style:parent-style-name="Text_20_body" style:list-style-name="L1">
      <style:paragraph-properties fo:text-align="justify" style:justify-single-word="false"/>
      <style:text-properties fo:language="ru" fo:country="RU"/>
    </style:style>
    <style:style style:name="P155" style:family="paragraph" style:parent-style-name="Text_20_body" style:list-style-name="L2">
      <style:paragraph-properties fo:text-align="justify" style:justify-single-word="false"/>
      <style:text-properties fo:language="ru" fo:country="RU"/>
    </style:style>
    <style:style style:name="P156" style:family="paragraph" style:parent-style-name="Text_20_body" style:list-style-name="L3">
      <style:text-properties fo:language="ru" fo:country="RU"/>
    </style:style>
    <style:style style:name="P157" style:family="paragraph" style:parent-style-name="Text_20_body" style:list-style-name="L3">
      <style:text-properties fo:language="ru" fo:country="RU" fo:background-color="#ffff00"/>
    </style:style>
    <style:style style:name="P15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style:style>
    <style:style style:name="T15" style:family="text">
      <style:text-properties fo:language="en" fo:country="US" fo:background-color="transparent"/>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font-weight="normal" fo:background-color="transparent" style:font-weight-asian="normal" style:font-weight-complex="normal"/>
    </style:style>
    <style:style style:name="T64" style:family="text">
      <style:text-properties fo:color="#0066cc" fo:language="ru" fo:country="RU"/>
    </style:style>
    <style:style style:name="T65" style:family="text">
      <style:text-properties fo:color="#0000cc"/>
    </style:style>
    <style:style style:name="T66" style:family="text">
      <style:text-properties style:text-line-through-style="solid"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text:span text:style-name="T53">Давать читать фанфик по главам. Сказать Ане, чтобы записывала свои догадки, возникающие по мере прочтения каждой главы</text:span>&gt;</text:p>
      <text:p text:style-name="P3"/>
      <text:p text:style-name="P51"><text:span text:style-name="T9">&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9">&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gt;</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42"/>
      <text:p text:style-name="P68">Таймлайн <text:span text:style-name="T9">(</text:span>события через 10 лет после Обмена):</text:p>
      <text:p text:style-name="P68">Год 2143 ПВ <text:span text:style-name="T9">(AU -?)</text:span></text:p>
      <text:p text:style-name="P68">21-е июля — Гранд Галопин Гала</text:p>
      <text:p text:style-name="P69"/>
      <text:h text:style-name="Heading_20_2" text:outline-level="2">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p text:style-name="P109">Розовые глазки</text:p>
      <text:p text:style-name="P11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soft-page-break/><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352150095413355967" text:style-name="L1">
        <text:list-item>
          <text:p text:style-name="P153">добавить детектив <text:span text:style-name="T1">(реализовано)</text:span>+ магические уроки/трактаты Старсвирла (реализовано)</text:p>
        </text:list-item>
        <text:list-item>
          <text:p text:style-name="P154">Терра несколько раз пытается убить Макса (один раз — в аквапарке). Несколько раз Макса спасает Селестия (даёт приказы Нексусу)</text:p>
        </text:list-item>
        <text:list-item>
          <text:p text:style-name="P154">Книги:</text:p>
        </text:list-item>
      </text:list>
      <text:list xml:id="list5754592948211447781" text:style-name="L2">
        <text:list-item>
          <text:p text:style-name="P155">«Великие грифоны прошлого» - из канона (5<text:span text:style-name="T9">s8e)</text:span></text:p>
        </text:list-item>
        <text:list-item>
          <text:p text:style-name="P155">«Высшие заклинания в повседневном использовании: от песчинки до дворца»</text:p>
        </text:list-item>
        <text:list-item>
          <text:p text:style-name="P158">«Малоизвестные аспекты магии трансформаций»</text:p>
        </text:list-item>
        <text:list-item>
          <text:p text:style-name="P155"><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5">Дасти Вейфарер «Зебрианская культура, быт и фольклор»</text:p>
        </text:list-item>
        <text:list-item>
          <text:p text:style-name="P155">«Краткая история Эквестрии»</text:p>
        </text:list-item>
        <text:list-item>
          <text:p text:style-name="P155">«Шедевры архитектуры Эквестрии» с разделом о Кантерлотском Королевском Дворце</text:p>
        </text:list-item>
        <text:list-item>
          <text:p text:style-name="P155">«Великие дела и великие чары». Страница 893: …</text:p>
        </text:list-item>
        <text:list-item>
          <text:p text:style-name="P155">«<text:span text:style-name="T59">Природа Проклятий</text:span>» - обмен</text:p>
        </text:list-item>
        <text:list-item>
          <text:p text:style-name="P155"><text:span text:style-name="T60">«Магия для Чайников»</text:span> - обмен</text:p>
        </text:list-item>
        <text:list-item>
          <text:p text:style-name="P155"><text:span text:style-name="T59">«Энциклопедия Арканум»</text:span> - обмен</text:p>
        </text:list-item>
        <text:list-item>
          <text:p text:style-name="P155">«О Гейсах» - обмен</text:p>
        </text:list-item>
        <text:list-item>
          <text:p text:style-name="P155">«<text:span text:style-name="T60">Тайны Тайных Наук</text:span>» - обмен</text:p>
        </text:list-item>
        <text:list-item>
          <text:p text:style-name="P158">«Основы Заклятий» - обмен</text:p>
        </text:list-item>
        <text:list-item>
          <text:p text:style-name="P15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676322339431982436" text:style-name="L3">
        <text:list-item>
          <text:p text:style-name="P15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7">Селестия — переменчивая пони. В одно время не строгая, а в другое может быть такой, что страшно становится</text:p>
        </text:list-item>
        <text:list-item>
          <text:p text:style-name="P156">У Селестии были такие элементы гармонии: Магия, Доброта, Смех. У Луны — Верность, Честность, Щедрость. (ксенофазия)</text:p>
        </text:list-item>
        <text:list-item>
          <text:p text:style-name="P15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6">Около 820-ти лет назад будущий маг Лайтнинг Стар поступил на обучение к наставнику Тииспоту</text:p>
        </text:list-item>
        <text:list-item>
          <text:p text:style-name="P15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6"><text:soft-page-break/>У Селестии грива и хвост развеваются и переливаются от магического шампуня</text:p>
        </text:list-item>
        <text:list-item>
          <text:p text:style-name="P156">Тело Селестии очень крепкое — может выдержать несколько тонн земли</text:p>
        </text:list-item>
        <text:list-item>
          <text:p text:style-name="P156">Дискорд намного старше принцесс, его магия сильнее ихней на голову</text:p>
        </text:list-item>
        <text:list-item>
          <text:p text:style-name="P156">Луна младше Селестии на 3 года. Сёстрам около 5000 лет. <text:span text:style-name="T59">По другим данным, Селестии около 2500 лет (Обмен).</text:span></text:p>
        </text:list-item>
        <text:list-item>
          <text:p text:style-name="P156">Принцессы начали войну с Дискордом в возрасте, когда им было около 700 лет — и продолжалась война почти сто лет</text:p>
        </text:list-item>
        <text:list-item>
          <text:p text:style-name="P156">Самый главный враг сестёр и Дискорда — скука</text:p>
        </text:list-item>
        <text:list-item>
          <text:p text:style-name="P156">В Эквестрии на одного жеребца приходится четыре - пять кобыл</text:p>
        </text:list-item>
        <text:list-item>
          <text:p text:style-name="P15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6">Селестия в первые полторы тысячи лет путешествовала — и заварила несколько войн (две — с Эквестрией, в одной была против Луны)</text:p>
        </text:list-item>
        <text:list-item>
          <text:p text:style-name="P156">Настоящий цвет гривы Селестии — клубнично-розовая. Радужный цвет гривы и хвоста поддерживается магией</text:p>
        </text:list-item>
        <text:list-item>
          <text:p text:style-name="P156">Кроме Дискорда, старше сестёр ещё старейшина драконов</text:p>
        </text:list-item>
        <text:list-item>
          <text:p text:style-name="P156">Кэйденс не прожила и 60-ти лет и является низкорожденной</text:p>
        </text:list-item>
        <text:list-item>
          <text:p text:style-name="P15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6">Народ тихо фигел от нововведений и с ещё большим ожесточением продолжал делать по-своему</text:p>
        </text:list-item>
        <text:list-item>
          <text:p text:style-name="P15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6">Когда пони женятся, они обмениваются ножными браслетами</text:p>
        </text:list-item>
        <text:list-item>
          <text:p text:style-name="P156">Светилами, кроме сестёр, могут управлять единороги (группы), Дискорд, Твайлайт и Старсвирл</text:p>
        </text:list-item>
        <text:list-item>
          <text:p text:style-name="P156">Королева Кризалис — правительница Зелёной Долины</text:p>
        </text:list-item>
        <text:list-item>
          <text:p text:style-name="P156">Мать Луны и Селестии — аликорн Лорен. Мать Дискорда — Алиса (пони-человек)</text:p>
        </text:list-item>
        <text:list-item>
          <text:p text:style-name="P15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text:soft-page-break/>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text:soft-page-break/>Флаттершай</text:h>
      <text:p text:style-name="P11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8">Единорог. Холост, молод, мечтателен. Живёт в Кантерлоте. В свободное время рисует облака.</text:p>
      <text:h text:style-name="Heading_20_3" text:outline-level="3">Алекс</text:h>
      <text:p text:style-name="P118">Менеджер проектов, над одним из которых (Нексус) работает Макс.</text:p>
      <text:h text:style-name="Heading_20_3" text:outline-level="3">Ростик</text:h>
      <text:p text:style-name="P118">Лидер команды тестировщиков</text:p>
      <text:h text:style-name="Heading_20_3" text:outline-level="3">Стас</text:h>
      <text:p text:style-name="P118">Программист-новичок в команде Макса.</text:p>
      <text:h text:style-name="Heading_20_3" text:outline-level="3">Рома</text:h>
      <text:p text:style-name="P118">Программист в команде UI-программистов</text:p>
      <text:h text:style-name="Heading_20_3" text:outline-level="3">Анджела</text:h>
      <text:p text:style-name="P118">Сисадмин. Флиртует с Максом.</text:p>
      <text:p text:style-name="P118"/>
      <text:h text:style-name="Heading_20_2" text:outline-level="2">Положения</text:h>
      <text:p text:style-name="P11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text:soft-page-break/>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7" text:outline-level="2"><text:soft-page-break/>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text:soft-page-break/>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oft-page-break/><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5">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0">***</text:p>
      <text:p text:style-name="P120"/>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4">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3">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oft-page-break/><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text:soft-page-break/>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text:soft-page-break/>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text:soft-page-break/>–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text:soft-page-break/>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text:soft-page-break/>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8621805493654484935" text:style-name="L4">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2"><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text:span><text:span text:style-name="T9">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text:soft-page-break/>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text:soft-page-break/>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text:span><text:span text:style-name="T31">знали</text:span><text:span text:style-name="T30">,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3">Mike Oldfield – Tres Lunas ”To Be Free” (Radio Edit)</text:span>&gt;</text:p>
      <text:p text:style-name="P18">Глава VI. Основы</text:p>
      <text:p text:style-name="P18"/>
      <text:p text:style-name="P18"><text:soft-page-break/>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oft-page-break/><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text:soft-page-break/>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text:soft-page-break/>–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text:soft-page-break/>–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8"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text:soft-page-break/>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text:soft-page-break/>–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text:soft-page-break/>Я остался сидеть в полнейшем замешательстве. </text:p>
      <text:p text:style-name="P46"/>
      <text:p text:style-name="P47">***</text:p>
      <text:p text:style-name="P46">&lt;<text:span text:style-name="T53">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text:soft-page-break/>–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text:soft-page-break/>–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text:soft-page-break/>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7" text:outline-level="2"><text:soft-page-break/>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text:soft-page-break/>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67">Стирание</text:span> из бытия. Точнее, его нет и не было после того, как я замкнула его на его создателя, Иггуса. Суть заклинания <text:span text:style-name="T6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67">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text:soft-page-break/>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4">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text:soft-page-break/>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oft-page-break/><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text:soft-page-break/></text:p>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text:soft-page-break/>–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oft-page-break/><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text:soft-page-break/>–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text:soft-page-break/>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5">Мне печалиться не стоит</text:p><text:p text:style-name="P135">Жизнь прекрасна и ярк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text:p><text:p text:style-name="P135">Но друзей моих немного,</text:p><text:p text:style-name="P135">Гложе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1">&lt;</text:span><text:span text:style-name="T58">Mark Knopfler - </text:span><text:span text:style-name="T57">Hill Farmer's Blues</text:span><text:span text:style-name="T41">&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67">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text:soft-page-break/>–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text:soft-page-break/>–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1"><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text:soft-page-break/>–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4">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2">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1">d.notive — Talking Flight</text:span>&gt;</text:p>
      <text:p text:style-name="P54">Дата: 12.04.1003 А.С.</text:p>
      <text:p text:style-name="P54">Эксперимент: заклинание Воплощения Индрэ</text:p>
      <text:p text:style-name="P54">Испытуемая: Рэрити</text:p>
      <text:p text:style-name="P54"><text:soft-page-break/>Синопсис: запись сна со слов испытуемой</text:p>
      <text:p text:style-name="P54">Замечания: замечаний нет</text:p>
      <text:p text:style-name="P54"/>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
      <text:p text:style-name="P54">Дата: 12.04.1003 А.С.</text:p>
      <text:p text:style-name="P54">Эксперимент: заклинание Воплощения Индрэ</text:p>
      <text:p text:style-name="P54"><text:soft-page-break/>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9">– </text:span>Ты?!</text:p>
      <text:p text:style-name="P101"><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9">– М</text:span>ожет тогда, ты скажешь, что в нём пошло не так и почему к вам попал я, а не сверхаликорн?</text:p>
      <text:p text:style-name="P101"><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1">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8">Чужестранец-примат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2">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2">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text:soft-page-break/>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oft-page-break/><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2">эт правда?</text:span></text:p>
      <text:p text:style-name="P46"><text:span text:style-name="T13">– </text:span><text:span text:style-name="T62">Какая из? Их много, вообще-то. Ик!</text:span></text:p>
      <text:p text:style-name="P46"><text:span text:style-name="T13">– </text:span><text:span text:style-name="T62">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2">Макс, </text:span><text:span text:style-name="T13">– </text:span><text:span text:style-name="T62">захихикала Пинки, взъерошив копытами розовые кудряшки и попытавшись соорудить из них бороду, </text:span><text:span text:style-name="T13">–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2">Ты что-о-о! Нельзя любить фаэри! Она похитит твоё сердце, и ты будешь искать её, пока не... </text:span><text:span text:style-name="T13">– </text:span><text:span text:style-name="T62">Пинки погрузилась в так и не съеденный салат «по-Кантерлотски» и захрапела.</text:span></text:p>
      <text:p text:style-name="P46"><text:span text:style-name="T13">– </text:span><text:span text:style-name="T62">Пока не умру?</text:span></text:p>
      <text:p text:style-name="P46"><text:span text:style-name="T13">– </text:span><text:span text:style-name="T62">Нет, глупенький, </text:span><text:span text:style-name="T13">– </text:span><text:span text:style-name="T62">пробулькала Пинки из миски. </text:span><text:span text:style-name="T13">– </text:span><text:span text:style-name="T62">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text:soft-page-break/>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8">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13. Мэйнхэттен</text:h>
      <text:p text:style-name="P72">ZZ Top – Gimme all your lovin</text:p>
      <text:p text:style-name="P72">Mothley Crue – Kick Start My Heart</text:p>
      <text:p text:style-name="P49"><text:soft-page-break/><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text:soft-page-break/></text:p>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oft-page-break/><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oft-page-break/><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Трикси молча левитировала мне газеты с трюмо.</text:p>
      <text:p text:style-name="P49">Фак! Фак-фак-фак!!!</text:p>
      <text:p text:style-name="P49">«<text:span text:style-name="T28">Исчезновение дневной главы диархии: Эквестрия в панике!</text:span>» (статья двухдневной давности).</text:p>
      <text:p text:style-name="P49">«<text:span text:style-name="T28">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oft-page-break/>«<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9">«<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text:soft-page-break/>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2"/>
      <text:h text:style-name="Heading_20_2" text:outline-level="2">14. <text:span text:style-name="T1">Деградация</text:span></text:h>
      <text:p text:style-name="P41">&lt;<text:span text:style-name="T65">David Bowie - Lets Dance/ Ashes To Ashes</text:span></text:p>
      <text:p text:style-name="P41"><text:span text:style-name="T65">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text:soft-page-break/>–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8">так её </text:span><text:span text:style-name="T3">разэтак</text:span><text:span text:style-name="T68">,</text:span><text:span text:style-name="T19"> магия!</text:span><text:span text:style-name="T56">»</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text:soft-page-break/>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text:soft-page-break/>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text:soft-page-break/>–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66">37 пни</text:span></text:p>
      <text:p text:style-name="P63">24пн</text:p>
      <text:p text:style-name="P63">15</text:p>
      <text:p text:style-name="P49"><text:span text:style-name="T28">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text:soft-page-break/>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5">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4">Elo - Sorrow about to fall</text:span>&gt;</text:p>
      <text:p text:style-name="P41">&lt;<text:span text:style-name="T54">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text:span><text:soft-page-break/><text:span text:style-name="T28">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text:soft-page-break/>–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text:soft-page-break/>–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text:soft-page-break/>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p>
      <text:p text:style-name="P49"/>
      <text:p text:style-name="P49">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text:soft-page-break/>–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p>
      <text:p text:style-name="P42">&lt;<text:bookmark text:name="eow-title"/><text:span text:style-name="T57">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67">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text:soft-page-break/>–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text:soft-page-break/>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4">Mothley Crue – Cickstart my heart</text:span>&gt;</text:p>
      <text:p text:style-name="P51">«<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text:soft-page-break/>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67">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67">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oft-page-break/><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oft-page-break/><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4">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9">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1">Мириады пульсирующих нитей сходятся к центру комнаты, где на матрасе лежит обтянутый шкурой скелет аликорна.</text:p>
      <text:p text:style-name="P51"><text:soft-page-break/>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text:soft-page-break/>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oft-page-break/><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oft-page-break/><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67">Допустим, кот бессмертен. Также допустим, что кот з</text:span>аколдован<text:span text:style-name="T67"> </text:span>отложенным <text:span text:style-name="T67">заклятие</text:span>м<text:span text:style-name="T67">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oft-page-break/><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oft-page-break/><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oft-page-break/><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text:span><text:span text:style-name="T9">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text:soft-page-break/>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text:soft-page-break/>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text:span><text:span text:style-name="T9">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oft-page-break/><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я виню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Я знаю,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ю.</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text:soft-page-break/>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text:soft-page-break/>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меня,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oft-page-break/><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мне,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3">И вот что! Чтобы сразу определиться: когда я говорила про плодотворное сотрудничество, я не имела в виду сотрудничество в этом смысле. </text:span>На меня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9" text:outline-level="2">19. Кантерлот. Гранд Галопин<text:span text:style-name="T1">г</text:span> Гала</text:h>
      <text:p text:style-name="P11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text:soft-page-break/></text:p>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Я узнала у шеф-повара сестры о твоих кулинарных предпочтениях. <text:span text:style-name="T9">– у</text:span>лыбнулась мне Луна. <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я была несправедлива к тебе. Как мне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Я жду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Я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Я думаю,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мне очень помогли!</text:p>
      <text:p text:style-name="P51">– Но мы же ничего не сделали! – запротестовала Эпплджек.</text:p>
      <text:p text:style-name="P51">–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я должна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Паника — большая слабость пони. Если не погасить её в самом зародыше, последствия могут быть катастрофическими.</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text:soft-page-break/>–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text:soft-page-break/>–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10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104">Да, ради Эквестрии я бы пошла и не на такое. <text:span text:style-name="T22">Телесная неприкосновенность для бессмертных — сомнительная ценность.</text:span>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10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104">До встречи!</text:p>
      <text:p text:style-name="P104"/>
      <text:p text:style-name="P105">– Селли-Селли… Ну почему ты такая… – пробормотал я сквозь слёзы.</text:p>
      <text:p text:style-name="P105"/>
      <text:p text:style-name="P106"><text:soft-page-break/>***</text:p>
      <text:p text:style-name="P105"/>
      <text:p text:style-name="P10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и событие сего удивительного вечера…»</text:p>
      <text:p text:style-name="P10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10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105">– А где твой обещанный сюрприз? – донесся жеребячий голосок через изгородь. – Гости уже все собрались.</text:p>
      <text:p text:style-name="P10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десять минут талдычила! Не понимаю, как мой па с ними управлялся? А как твоя часть?</text:p>
      <text:p text:style-name="P105">– Винил согласилась! Знала бы ты, чего мне стоило уболтать её! «Только ради Твайлайт. Вообще-то, я не играю для напыщенных снобов» — сказала она. А потом так рассмеялась, ну, знаешь, как мы, когда обсуждали сюрпризы для Гала.<text:span text:style-name="T9">&lt;</text:span><text:span text:style-name="T16">электронная музыка и танцы</text:span><text:span text:style-name="T9">&gt;</text:span></text:p>
      <text:p text:style-name="P105">– А моя часть будет в самом конце. – вздохнул третий голосок. – Если мы до него досидим. Лично мне уже надоело. Скучно. &lt;<text:span text:style-name="T16">Состязание небесных колесниц. Чествование победителя (в момент чествования в зал вломится макс)</text:span>&gt;</text:p>
      <text:p text:style-name="P10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пять лет после упразднения гонок!</text:p>
      <text:p text:style-name="P105">– Всё равно Норф был круче. – пробормотал голос Индиго. – Он Кинга раза четыре уделывал.</text:p>
      <text:p text:style-name="P105">– Скоро начнётся! Я слышу свисток Вондерболтов! – перебил голос Санни – Бежим на смотровую площадку!</text:p>
      <text:p text:style-name="P105">– Кто первый добежит, тот… эмм…</text:p>
      <text:p text:style-name="P105">– Суперсветоч!</text:p>
      <text:p text:style-name="P105">– Агась! Галагалоперы, вперёд!</text:p>
      <text:p text:style-name="P105">– Йей!!!</text:p>
      <text:p text:style-name="P10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105">Последовавшая вслед за ней огненная феерия вызвала у меня восхищённый вздох. Куда там японским фестивалям фейерверков до того, что происходило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text:soft-page-break/>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здавая</text:p>
      <text:p text:style-name="P105"/>
      <text:p text:style-name="P105"/>
      <text:p text:style-name="P105">&lt;<text:span text:style-name="T22">образование тройки друзей — Индиго, Анита и Санни. Твайлайт и Луна выходят в сад отдохнуть после приёма. Луна посылает Макса в башню Селестии за пером для компаса.</text:span>&gt;</text:p>
      <text:p text:style-name="P105"/>
      <text:p text:style-name="P105">Индиго с компанией таки удалось здорово разнообразить бал.</text:p>
      <text:p text:style-name="P105"/>
      <text:p text:style-name="P42"/>
      <text:p text:style-name="P42">&lt;<text:span text:style-name="T23">В Гала будет играть Винил Скрэтч с Октавией, будет шоу фейерверков (идея Индиго) и будет </text:span><text:span text:style-name="T22">c</text:span><text:span text:style-name="T23">амба </text:span><text:span text:style-name="T22">(Dasty Enders – A million different people). </text:span><text:span text:style-name="T23">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text:span><text:span text:style-name="T23">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8">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text:soft-page-break/></text:p>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text:span><text:span text:style-name="T23">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text:soft-page-break/>Bee Gees – You Should Be dancing<text:span text:style-name="T30">&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41">&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49"/>
      <text:p text:style-name="P122"><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3"/>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text:soft-page-break/></text:p>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1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0" text:outline-level="2">Сон Рэрити</text:h>
      <text:p text:style-name="P75"/>
      <text:p text:style-name="P76">***</text:p>
      <text:p text:style-name="P8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p text:style-name="P75"><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9"/>
      <text:h text:style-name="P150" text:outline-level="2">Рейд пони-рэйнджеров</text:h>
      <text:p text:style-name="P75"/>
      <text:p text:style-name="P81"><text:soft-page-break/>(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0" text:outline-level="2"/>
      <text:h text:style-name="P150"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p text:style-name="P75"/>
      <text:h text:style-name="P150"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50" text:outline-level="2">Поиск решения</text:h>
      <text:p text:style-name="P112"/>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text:soft-page-break/></text:p>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50"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oft-page-break/><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oft-page-break/><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50"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text:soft-page-break/>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text:soft-page-break/>–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50"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oft-page-break/><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soft-page-break/>***</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50"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50" text:outline-level="2">След?</text:h>
      <text:p text:style-name="P112"/>
      <text:p text:style-name="P75"><text:span text:style-name="T9">&lt;</text:span><text:span text:style-name="T22">сначала эпизод - проверка сумки в серверной</text:span><text:span text:style-name="T9">&gt;</text:span></text:p>
      <text:p text:style-name="P75"><text:soft-page-break/><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soft-page-break/>***</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text:soft-page-break/>–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50"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0"/>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9">– </text:span>Ну хорошо. Убедила. В конце-концов, можем поступить так. Вы с Флатти вернётесь обратно а я продолжу поиски здесь.</text:p>
      <text:p text:style-name="P90"><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9">– </text:span>Вы можете связываться со мной раз в месяц по коридору.</text:p>
      <text:p text:style-name="P90"><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0"><text:span text:style-name="T9">– </text:span>Конечно оставаться. Кто ещё, кроме нас, может найти её?</text:p>
      <text:p text:style-name="P90"><text:span text:style-name="T9">– </text:span>Я думал, ты не сможешь оставить Энджела и всех остальных надолго.</text:p>
      <text:p text:style-name="P90"><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9">– </text:span>Извини, Флаттершай, забылся.</text:p>
      <text:p text:style-name="P94"><text:span text:style-name="T9">– </text:span>Та ладно, я ж не против, – возразила Эпплджек. – Не парься, Флатти. Было б хуже, если б он <text:s/>назвал меня Эпплджек на людях.</text:p>
      <text:p text:style-name="P94"><text:span text:style-name="T9">– </text:span>Ты так... – запнулась Флаттершай. – Так быстро забыла свою ферму. И...</text:p>
      <text:p text:style-name="P9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9">– </text:span>Как ты можешь так говорить? – расплакалась Флаттершай.</text:p>
      <text:p text:style-name="P94"><text:span text:style-name="T9">– </text:span>Эй, девушки, не ссорьтесь! Мы — одна команда! И надеюсь, останемся ею и в дальнейшем. </text:p>
      <text:list xml:id="list7066571110886537927" text:style-name="L5">
        <text:list-header>
          <text:p text:style-name="P1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pan text:style-name="T9">– </text:span>А если нет? – Эпплджек смотрела мне мне прямо в глаза.</text:p>
      <text:list xml:id="list43474564" text:continue-numbering="true" text:style-name="L5">
        <text:list-header>
          <text:p text:style-name="P160">Я молча пожал плечами. Эпплджек уверенно продолжила.</text:p>
        </text:list-header>
      </text:list>
      <text:p text:style-name="P94"><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9">– </text:span>Спасибо, ЭйДжей.</text:p>
      <text:p text:style-name="P9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462112" text:continue-numbering="true" text:style-name="L5">
        <text:list-header>
          <text:p text:style-name="P160">Флаттершай пробормотала нечто, показавшееся мне знакомым.</text:p>
        </text:list-header>
      </text:list>
      <text:p text:style-name="P94"><text:span text:style-name="T9">– </text:span>Флатти, ты что-то сказала? Я не расслышал.</text:p>
      <text:p text:style-name="P94"><text:span text:style-name="T9">– </text:span>Намерение Изменяет Реальность.</text:p>
      <text:p text:style-name="P94"><text:span text:style-name="T9">– </text:span>Эээ. А где ты слышала эту фразу, если не секрет?</text:p>
      <text:p text:style-name="P94"><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453972" text:continue-numbering="true" text:style-name="L5">
        <text:list-header>
          <text:p text:style-name="P160">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9">– </text:span>Флатти, ЭйДжей, буду через час. Ждите!</text:p>
      <text:p text:style-name="P90"/>
      <text:h text:style-name="P151" text:outline-level="2">Почти.</text:h>
      <text:p text:style-name="P113"/>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9">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 Ага. К нему-то у меня доступа нету. Но в кластер к Нексусу он больше не пролезет.</text:p>
      <text:p text:style-name="P94">– Спасибо, Стас. Ты молодец.</text:p>
      <text:p text:style-name="P94"><text:soft-page-break/>Ниточка, чуть было не прервавшаяся в офисе, повела в квартиру Влада.</text:p>
      <text:p text:style-name="P94"/>
      <text:h text:style-name="P151" text:outline-level="2">Дискорд</text:h>
      <text:p text:style-name="P112"/>
      <text:p text:style-name="P113">Девушки поспешно собирались, пока я растолковывал им задачу.</text:p>
      <text:p text:style-name="P113"><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3"><text:span text:style-name="T9">– </text:span>Это тот твой приятель, который разбился с полгода назад? – спросила Эпплджек.</text:p>
      <text:p text:style-name="P113"><text:span text:style-name="T9">– </text:span>Да, это он.</text:p>
      <text:p text:style-name="P113"><text:span text:style-name="T9">– </text:span>А как мы попадём в его квартиру? Там сейчас кто-то живёт? – Флаттершай прыгала на одной ноге, натягивая кед.</text:p>
      <text:p text:style-name="P113"><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4">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4">Я поднёс брелок пропуска к домофону, но дверь подъезда не открылась. Замигала красная лампочка и зажужжал зуммер.</text:p>
      <text:p text:style-name="P114">Я выругался.</text:p>
      <text:p text:style-name="P114"><text:span text:style-name="T9">– </text:span>Макс, что случилось? У нас проблемы?</text:p>
      <text:p text:style-name="P114"><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4"><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4"><text:span text:style-name="T9">– </text:span>Нет нужды. Лучше станьте-ка сзади меня так, чтобы заслонить от этих бабулек и от вооон той камеры наблюдения.</text:p>
      <text:list xml:id="list4449131717780758531" text:style-name="L6">
        <text:list-header>
          <text:p text:style-name="P1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4"><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36"><text:span text:style-name="T9">–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6"><text:span text:style-name="T9">– </text:span>Макс, тут окно разбито! И верёвка какая-то висит. – крикнула Флаттершай из кухни.</text:p>
      <text:p text:style-name="P136"><text:span text:style-name="T9">– </text:span>Оставь, Флатти, не сейчас! – отмахнулся я.</text:p>
      <text:p text:style-name="P143">Лампочка питания на ноутбуке горела, <text:s/>но подключенный монитор оставался тёмным. Я постучал по пробелу, но безрезультатно.</text:p>
      <text:p text:style-name="P136"><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6"><text:span text:style-name="T9">– </text:span>Монитор выключен. – <text:s/>раздалось из угла. Кресло с высокой спинкой повернулось, открыв нашим взорам Дискорда. </text:p>
      <text:p text:style-name="P13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6">Он приподнял панамку, дурашливо здороваясь.</text:p>
      <text:p text:style-name="P136"><text:span text:style-name="T9">– </text:span>Оп-па! – пробормотала Эпплджек. – Нежданчик!</text:p>
      <text:p text:style-name="P136"><text:span text:style-name="T9">– </text:span>Ты, я вижу, времени не терял, – моя рука под прикрытием стола медленно тянулась к тяжёлой фарфоровой кружке, стоящей на краю.</text:p>
      <text:p text:style-name="P116"><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6"><text:span text:style-name="T9">– </text:span>А почему ты вообще решил искать нас тут? – спросила Эпплджек. – Приехал бы домой. Мы б тебя чаем напоили.</text:p>
      <text:p text:style-name="P116"><text:span text:style-name="T9">– </text:span>Видишь ли, дорогая Эй-Джей, я с самого начала знал, где находится наша уважаемая принцесса, а времени в обрез, так что...</text:p>
      <text:p text:style-name="P124">В проёме дверей появилась Флаттершай.</text:p>
      <text:p text:style-name="P116"><text:span text:style-name="T9">– </text:span>С кем это вы тут разговариваете?</text:p>
      <text:list xml:id="list8284164418816868664" text:style-name="L7">
        <text:list-header>
          <text:p text:style-name="P15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4"><text:soft-page-break/>Оглушённый Дискорд попытался было отъехать на кресле в сторону, но я припёр его стулом к стенке.</text:p>
      <text:p text:style-name="P116">– Жанна, Флатти, хватайте ноут и на выход! Я с ним разберусь! Не теряйте вре...!</text:p>
      <text:p text:style-name="P116">– ТЫ ИДИО...!!!</text:p>
      <text:p text:style-name="P116">Дискорд <text:s/>зорал одновременно со мной, прикрываясь от меня руками, когда раздался оглушительный</text:p>
      <text:p text:style-name="P116">...</text:p>
      <text:p text:style-name="P117">БАХ!!!</text:p>
      <text:p text:style-name="P116">…</text:p>
      <text:p text:style-name="P11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6">На лице Дискорда появилось удивлённо-мечтательное выражение и он вырубился.</text:p>
      <text:p text:style-name="P136"/>
      <text:h text:style-name="P150" text:outline-level="2">Селестия</text:h>
      <text:p text:style-name="P136"/>
      <text:p text:style-name="P11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6">Включенный монитор показал схематическое изображение Селестиии, </text:p>
      <text:p text:style-name="P137">&gt;\<text:span text:style-name="T1">Привет, Селестия. Это Макс. Как себя чувствуешь?</text:span></text:p>
      <text:p text:style-name="P137">&lt;\<text:span text:style-name="T1">Макс? МАКС??? МА-А-А-АКС!!! НАКОНЕЦ-ТО! КАК Я РАДА ТЕБЯ СЛЫШАТЬ! </text:span></text:p>
      <text:p text:style-name="P137">&gt;\<text:span text:style-name="T1">Я рад, что нашёл тебя, Тия.</text:span></text:p>
      <text:p text:style-name="P13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7">&gt;\<text:span text:style-name="T1">Тия, я сейчас подключу микрофон и колонки, и мы сможем общаться более удобно.</text:span></text:p>
      <text:p text:style-name="P136">…</text:p>
      <text:p text:style-name="P136">– Привет опять. Как ты меня слышишь?</text:p>
      <text:p text:style-name="P13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7">– <text:span text:style-name="T1">Могу себе представить. Как-то раз я провёл три часа камере сенсорной депривации. Мне не понравилось.</text:span></text:p>
      <text:p text:style-name="P136">– Эммм... Ваше Высочество, вы в порядке? Мы так рады, что наконец-то нашли Вас! – вклинилась в разговор Эпплджек.</text:p>
      <text:p text:style-name="P136">– Кто тут? Макс, кто ещё с тобой?</text:p>
      <text:p text:style-name="P137"><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7">– <text:span text:style-name="T1">Девочки? Я рада вас слышать. А Твайлайт нет рядом?</text:span></text:p>
      <text:p text:style-name="P13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6">При этих словах Дискорд замычал и задёргался. Эпплджек нахмурилась и проверила верёвки, привязывающие его к спинке стула.</text:p>
      <text:p text:style-name="P136"><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6">– Ноутбук — так называется место, где я нахожусь сейчас? А кто это мычит?</text:p>
      <text:p text:style-name="P13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6">– О, духи предков, но зачем??? Почему у него кляп во рту?</text:p>
      <text:p text:style-name="P136">– Мы связали его. Он нас предал. И тебя. И Эквестрию. Всех.</text:p>
      <text:p text:style-name="P136">При этих словах Эпплджек и Флаттершай непонимающе уставились на меня, а Дискорд протестующе замычал.</text:p>
      <text:p text:style-name="P136">Я начал рассказывать о своих догадках, и непонимающее выражение на лицах девушек сменилось удивлением.</text:p>
      <text:p text:style-name="P13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6">– А зачем тогда ты приложила его книгой? – непонимающе уставился я на неё.</text:p>
      <text:p text:style-name="P136">– Потому что ты напал на него. Я и подумала — тебе виднее. И подсобила.</text:p>
      <text:p text:style-name="P136">Флаттершай отрицающе мотнула головой.</text:p>
      <text:p text:style-name="P136">– Не может Дискорд быть предателем. Он мой друг.</text:p>
      <text:p text:style-name="P136">Дискорд благодарственно замычал и закивал головой.</text:p>
      <text:p text:style-name="P13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6">Дискорд завёл глаза на лоб и обречённо завыл.</text:p>
      <text:p text:style-name="P136">– Макс, постой. Дай мне поговорить с ним. – сказала Селестия. – Не могу поверить, что Дискорд на такое пошёл.</text:p>
      <text:p text:style-name="P136">– Ну хорошо. Поговори. Послушаем, что он скажет.</text:p>
      <text:p text:style-name="P136">Я красноречиво покачал кулак перед его носом и вытащил кляп.</text:p>
      <text:p text:style-name="P136">...</text:p>
      <text:p text:style-name="P125">–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5">– Это я-то устраиваю цирк?!! ДА ТЫ НА СЕБЯ ПОСМОТРИ, КЛОУН!!! На людей кидаешься, чашками бросаешься, вон, мне нос разбил! Дерёшься...</text:p>
      <text:p text:style-name="P125">Я угрожающе поднёс тряпку к лицу Дискорда.</text:p>
      <text:p text:style-name="P125">– Ещё одно слово в таком тоне, и ты заткнёшься, а мы уйдём в Эквестрию без тебя!</text:p>
      <text:p text:style-name="P12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5">Дискорд демонстративно закрыл рот и посвистывая уставился в потолок.</text:p>
      <text:p text:style-name="P125">Разговор зашёл в тупик.</text:p>
      <text:p text:style-name="P128"/>
      <text:p text:style-name="P129">На мониторе высветился текст:</text:p>
      <text:p text:style-name="P128"><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9"/>
      <text:p text:style-name="P129">Из колонок послышался лёгкий шорох.</text:p>
      <text:p text:style-name="P125">– Дик, сейчас не время для ссор. – голос Селестии был мягким, но настойчивым. – Мы в одной лодке.</text:p>
      <text:p text:style-name="P125">– Тебе легко говорить! Тебе не разбивали нос и не оскорбляли угрозами!</text:p>
      <text:p text:style-name="P125">– Ты должен понимать, что у Макса были все основания так себя вести. Твоё поведение вызвало подозрения у него, ведь он мало тебя знает. </text:p>
      <text:p text:style-name="P125">К уговорам Селестии присоединилась Флаттершай.</text:p>
      <text:p text:style-name="P125">– Дискорд, миленький, прости его. Макс хороший. Он просто не знал, что ты тоже хороший...</text:p>
      <text:p text:style-name="P125">У Дискорда покраснели уши и он засмущался и заворчал.</text:p>
      <text:p text:style-name="P12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5">Я пропустил «дятла» мимо ушей.</text:p>
      <text:p text:style-name="P13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6">***</text:p>
      <text:p text:style-name="P12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5">Потому разбрасываться такой возможностью не стоит. Если уж тебе повезло оказаться в новом мире — исследуй его сполна!..</text:p>
      <text:p text:style-name="P126">***</text:p>
      <text:p text:style-name="P131">&lt;<text:span text:style-name="T23">сюда можно вставить похождения Дискорда</text:span>&gt;</text:p>
      <text:p text:style-name="P126">***</text:p>
      <text:p text:style-name="P129">– Развяжите мне, наконец, руки! Или хотя бы одну. Плечами жестикулировать неудобно.... </text:p>
      <text:p text:style-name="P129">Я развязал Дискорду левую руку.</text:p>
      <text:p text:style-name="P12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9"><text:soft-page-break/>Дискорд принялся разминать затёкшее запястье.</text:p>
      <text:p text:style-name="P12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9">– Какое письмо, Корди? – вскинулась до этого зачарованно слушавшая Дискорда Флаттершай.</text:p>
      <text:p text:style-name="P129">– Ну ваше же! Вы с Эпплджек написали мне о своих мытарствах тут. Вежливо так написали, спасибо...</text:p>
      <text:p text:style-name="P129">Флаттершай покрылась пунцовыми пятнами.</text:p>
      <text:p text:style-name="P129">– Я... Мы... – тут она совсем стушевалась.</text:p>
      <text:p text:style-name="P129">– Так а почему ты сказал, что никто не уйдёт в Эквестрию? – наконец перебила Дискорда скучавшая до этого Эпплджек.</text:p>
      <text:p text:style-name="P129">Дискорд уставился на неё долгим взглядом, а потом хлопнул себя по лбу.</text:p>
      <text:p text:style-name="P12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9">&gt;</text:span></text:p>
      <text:p text:style-name="P129">– И что? – продолжила его мысль Эпплджек.</text:p>
      <text:p text:style-name="P129">–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9">– И?!! – до меня уже дошло, но Эпплджек продолжала тупить.</text:p>
      <text:p text:style-name="P129">– Короче, времени у нас осталось что-то около пятнадцати минут. Или около того. – заявил Дискорд, поднеся к глазам запястье с массивными часами.</text:p>
      <text:p text:style-name="P129">– СКОЛЬКО??? – воскликнули хором я и девушки.</text:p>
      <text:p text:style-name="P129">Дискорд открыл было рот, но его слова заглушил звонок в дверь.</text:p>
      <text:p text:style-name="P129">– ОТКРОЙТЕ, ПОЛИЦИЯ! Вам даётся полминуты, чтобы открыть дверь. Через тридцать секунд дверь будет выбита!</text:p>
      <text:p text:style-name="P12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9">Блядь!</text:p>
      <text:p text:style-name="P129">– На крышу, живо!!! Через окно на кухне! – зашипел Дискорд, отчаянно дёргая узлы свободной рукой.</text:p>
      <text:p text:style-name="P129">Эпплджек, одной рукой сгребя в охапку ноутбук, второй увлекая Флаттершай, кинулась на кухню.</text:p>
      <text:p text:style-name="P129">– А толку? Куда мы с крыши денемся? – спросил я растерянно. Дискорд только раздражённо зарычал в ответ.</text:p>
      <text:p text:style-name="P125">Дверь содрогнулась от мощного удара. Послышался стук падающей штукатурки. Я сломя голову кинулся на кухню.</text:p>
      <text:p text:style-name="P125">– Развяжи меня, идиот!!! – гаркнул вдогонку Дискорд.</text:p>
      <text:p text:style-name="P125"><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 </text:p>
      <text:p text:style-name="P12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5">Верёвка в кухонном окне дёргалась от движений лезущих по ней Флатти и Эпплджек. Я словил её рукой и стал на подоконник.</text:p>
      <text:p text:style-name="P125">Чёрт!</text:p>
      <text:p text:style-name="P12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5">Но нет, триста тысяч чертей, раз девушки смогли – я тоже смогу!</text:p>
      <text:p text:style-name="P12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5">Чёрт! Чёрт! Чёрт! Чёрт!</text:p>
      <text:p text:style-name="P125"><text:soft-page-break/>Бля!!!...</text:p>
      <text:p text:style-name="P125">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5"/>
      <text:h text:style-name="P150" text:outline-level="2">Назад, в Эквестрию</text:h>
      <text:p text:style-name="P125"/>
      <text:p text:style-name="P125">Долго паниковать не пришлось. </text:p>
      <text:p text:style-name="P125">Я почувствовал сильный рывок за шиворот и захват поперёк груди. </text:p>
      <text:p text:style-name="P125">– ОТПУСТИ ДЕВЧОНКУ!!! – загрохотало мне в ухо. Я открыл глаза.</text:p>
      <text:p text:style-name="P12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5">Я чуть поднял глаза и уставился в чешуйчатую морду дракон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5">Наконец это ему удалось, и дальнейший подъём на крышу происходил в молчании.</text:p>
      <text:p text:style-name="P12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5">Флаттершай оторвала заплаканное лицо от моей ветровки.</text:p>
      <text:p text:style-name="P125">– Да-да, ты прав, Корди. Я готова.</text:p>
      <text:p text:style-name="P125">На длинной шее Дискорд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3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5">И мы полетели навстречу закату.</text:p>
      <text:p text:style-name="P12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5">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5">– Пристегните ремни! – проревел Дискорд, резко ускоряясь. – Будет весело!!!</text:p>
      <text:p text:style-name="P125"><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5">– ЙУУУУУУУХХХУУУУУ!!! – заорал Дискорд, сложил крылья и врезался в шар.</text:p>
      <text:p text:style-name="P13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6" text:outline-level="1">Беседа за столиком в ночи</text:h>
      <text:p text:style-name="P115">&lt;<text:span text:style-name="T54">Queen - Flash</text:span>&gt;</text:p>
      <text:p text:style-name="P92">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9">–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90"><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4"/>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text:soft-page-break/></text:p>
      <text:p text:style-name="P94">Ключевое слово - <text:span text:style-name="T28">непротиворечивому</text:span></text:p>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19">–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9">&lt;</text:span>упомянуть в эпизоде на Терре, что МЛП-сериал закрылся год назад<text:span text:style-name="T9">&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text:soft-page-break/>–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9">&lt;</text:span><text:span text:style-name="T25">чёрт</text:span><text:span text:style-name="T9">&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3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8">– Хорошо. Уболтал. Кьютимарки беру на себя. Так и знал, что мне самое трудное достанется!</text:p>
      <text:p text:style-name="P13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8">Анакорн проследил мой взгляд.</text:p>
      <text:p text:style-name="P138">– Нечего так смотреть. Если я стану применять магию вместо ловкости, теряется весь смысл упражнения... О, глянь-ка на Эквус!</text:p>
      <text:p text:style-name="P13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8"/>
      <text:p text:style-name="P140">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1"/>
      <text:p text:style-name="P14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0"/>
      <text:p text:style-name="P140"/>
      <text:p text:style-name="P138">Я опять задумался. В голове было пусто. Хотя, если подумать с точки зрения программиста, можно... Наверное можно, раз все предыдущее прокатило...</text:p>
      <text:p text:style-name="P139"><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9">– Не понял? Это как? Как ты совместишь разрушенную магическими войнами Эквестрию с романтически-сексуальным раем для попаданцев?</text:p>
      <text:p text:style-name="P139"><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9">Анакорн долго мусолил карандаш, а потом вдруг заржал.</text:p>
      <text:p text:style-name="P139"><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9"><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9">Анакорн примирительно похлопал меня по плечу.</text:p>
      <text:p text:style-name="P139"><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9">Я подозрительно посмотрел на Анакорна.</text:p>
      <text:p text:style-name="P139"><text:span text:style-name="T9">– </text:span>Какой ещё, нафиг, «мой фанфик»? Я никакого фанфика не писал. И не собираюсь, вообще-то.</text:p>
      <text:p text:style-name="P139">Анакорн ехидно ухмыльнулся и откинулся в кресле, переплетя пальцы за затылком.</text:p>
      <text:p text:style-name="P139"><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8"><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8"><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8"><text:span text:style-name="T9">– </text:span>Факн щит<text:note text:id="ftn13" text:note-class="footnote"><text:note-citation>13</text:note-citation><text:note-body><text:p text:style-name="P13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8">Анакорн развёл руками.</text:p>
      <text:p text:style-name="P138"><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8">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4">– А я разве сплю?</text:p>
      <text:p text:style-name="P94"><text:soft-page-break/>–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p>
      <text:p text:style-name="P95"/>
      <text:p text:style-name="P94">&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2"> - Ты морочила мне яйца, чтобы заинтересовать? Всё, как Свирл указал?</text:span></text:p>
      <text:p text:style-name="P92">– Пожалуйста! <text:span text:style-name="T3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2"><text:soft-page-break/>Я покачал головой.</text:p>
      <text:p text:style-name="P9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2">- Поверь, Макс, всё не так, как ты думаешь! Если бы у меня был шанс переиграть всё по новому! Клянусь, всё было бы совсем по другому!</text:p>
      <text:p text:style-name="P94"><text:span text:style-name="T22">- Это точно! Было бы точно всё по другому, я с конеёбством завязываю!</text:span>&gt;</text:p>
      <text:p text:style-name="P94">–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5">Селестия кивнула, соглашаясь, и образ её начал меркнуть.</text:p>
      <text:p text:style-name="P130">– <text:span text:style-name="T1">Окей. Будь счастлив и... спасибо тебе за всё, Макс.</text:span></text:p>
      <text:p text:style-name="P100">Мне очень хочется, чтобы мы смогли встретиться в другое время, при других обстоятельствах. Быть может, у нас всё было бы по иному.</text:p>
      <text:p text:style-name="P125">…</text:p>
      <text:p text:style-name="P13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5">Он нахлобучил на себя невесть откуда взявшуюся двууголку.</text:p>
      <text:p text:style-name="P125">– Как вам это нравится, господа?! Дискорд — спаситель Эквестрии! А ведь звучит!!! Разрешите откланяться!..</text:p>
      <text:p text:style-name="P125"/>
      <text:list xml:id="list8136051710161313990" text:style-name="L8">
        <text:list-header>
          <text:p text:style-name="P163">(<text:span text:style-name="T27">Луна — как повелительница снов, слышала разговор Макса с Анакорном</text:span>)</text:p>
          <text:p text:style-name="P164"/>
        </text:list-header>
      </text:list>
      <text:p text:style-name="P126">***</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0"><text:span text:style-name="T24">- Точно? Ну офигеть! </text:span>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0">Я опустил руку на шею Дэш и ощутил теплоту и лёгкое покалывание в пустоте.</text:p>
      <text:p text:style-name="P90"><text:span text:style-name="T9">–</text:span> Мне кажется, Дэш, <text:span text:style-name="T1">м</text:span>ы найдём способ связаться. Рано или поздно.</text:p>
      <text:p text:style-name="P90"><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50" text:outline-level="2">Земля</text:h>
      <text:p text:style-name="P93">&lt;<text:span text:style-name="T54">Daft Punk – Get Lucky</text:span>&gt;</text:p>
      <text:p text:style-name="P93"/>
      <text:p text:style-name="P87">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16T23:27:54.82</dc:date>
    <meta:editing-duration>P100DT19H1M5S</meta:editing-duration>
    <meta:editing-cycles>6194</meta:editing-cycles>
    <meta:generator>OpenOffice/4.1.1$Win32 OpenOffice.org_project/411m6$Build-9775</meta:generator>
    <dc:creator>макс </dc:creator>
    <meta:document-statistic meta:table-count="0" meta:image-count="0" meta:object-count="0" meta:page-count="184" meta:paragraph-count="3827" meta:word-count="87066" meta:character-count="554736"/>
  </office:meta>
</office:document-meta>
</file>